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0-22_21-05-2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0-23_02-02-29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10-23_07-49-1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0-23_07-49-28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0-23_07-49-36_000.jpg</text:p>
          </table:table-cell>
          <table:table-cell table:style-name="ce20" office:value-type="string">
            <text:p>:m / daylog メモ / partial / 2022-1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/ daylog メモ / partial / 2022-1022">
            <text:p>:m / daylog メモ / partial / 2022-1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0-23_13-12-1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9" office:value-type="string">
            <text:p>2022-10-23_14-59-26_000.jpg</text:p>
          </table:table-cell>
          <table:table-cell table:style-name="ce27" office:value-type="string">
            <text:p>:m :篠笛,shinobue #*# / session-memo:session-1 / p.1:genre=melody,for=~,key=~,notes=~,R=~,file-id=~,piece-id=~,tempo=~,session=hour-14,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p.1:genre=melody,for=~,key=~,notes=~,R=~,file-id=~,piece-id=~,tempo=~,session=hour-14,other=~,musescore=~">
            <text:p>:m :篠笛,shinobue #*# / session-memo:session-1 / p.1:genre=melody,for=~,key=~,notes=~,R=~,file-id=~,piece-id=~,tempo=~,session=hour-14,other=~,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10-23_16-18-11_000.jpg</text:p>
          </table:table-cell>
          <table:table-cell table:style-name="ce28" office:value-type="string">
            <text:p>:m :篠笛,shinobue #*# / session-memo:session-1 / p.1:genre=melody,for=~,key=~,notes=~,R=~,file-id=~,piece-id=~,tempo=~,session=hour-16,other=~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篠笛,shinobue #*# / session-memo:session-1 / p.1:genre=melody,for=~,key=~,notes=~,R=~,file-id=~,piece-id=~,tempo=~,session=hour-16,other=~,musescore=~">
            <text:p>:m :篠笛,shinobue #*# / session-memo:session-1 / p.1:genre=melody,for=~,key=~,notes=~,R=~,file-id=~,piece-id=~,tempo=~,session=hour-16,other=~,musescore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2-10-23_19-03-44_000.jpg</text:p>
          </table:table-cell>
          <table:table-cell table:style-name="ce27" office:value-type="string">
            <text:p>:m :篠笛,shinobue #*# / session-memo:session-1 / p.1:genre=melody:jazz-like,musescore=~ \\\ p.2:genre=melody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1 / p.1:genre=melody:jazz-like,musescore=~ \\\ p.2:genre=melody,musescore=~">
            <text:p>:m :篠笛,shinobue #*# / session-memo:session-1 / p.1:genre=melody:jazz-like,musescore=~ \\\ p.2:genre=melody,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7" office:value-type="string">
            <text:p>2022-10-23_00-44-12_000.mp4</text:p>
          </table:table-cell>
          <table:table-cell table:style-name="ce29" office:value-type="string">
            <text:p>:VIDEO / @自室 / 記録 / jap.flute / 演奏、play / R=1 / genre=melody,for=~,file-piece-id=~,memo=~,session=hour-00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genre=melody,for=~,file-piece-id=~,memo=~,session=hour-00,other=~ / follow~">
            <text:p>:VIDEO / @自室 / 記録 / jap.flute / 演奏、play / R=1 / genre=melody,for=~,file-piece-id=~,memo=~,session=hour-00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2-10-23_14-49-19_000.mp4</text:p>
          </table:table-cell>
          <table:table-cell table:style-name="ce28" office:value-type="string">
            <text:p>:VIDEO / @自室 / 記録 / guitar / 演奏、play / R=1 / genr=melody:arpeggio,key=D,tuning=1:5-2:4-3:3f-4;1-5:L5,Re~,capo=2,file-piece-id=2022-10-23_00-44-12_000.mp4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guitar / 演奏、play / R=1 / genr=melody:arpeggio,key=D,tuning=1:5-2:4-3:3f-4;1-5:L5,Re~,capo=2,file-piece-id=2022-10-23_00-44-12_000.mp4,other=~">
            <text:p>:VIDEO / @自室 / 記録 / guitar / 演奏、play / R=1 / genr=melody:arpeggio,key=D,tuning=1:5-2:4-3:3f-4;1-5:L5,Re~,capo=2,file-piece-id=2022-10-23_00-44-12_000.mp4,other=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0-23_14-52-48_000.mp4</text:p>
          </table:table-cell>
          <table:table-cell table:style-name="ce27" office:value-type="string">
            <text:p>:VIDEO / @自室 / 記録 / guitar / 演奏、play / R=2 / genr=melody:arpeggio,key=D,tuning=1:5-2:4-3:3f-4;1-5:L5,Re~,capo=2,file-piece-id=2022-10-23_00-44-12_000.mp4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guitar / 演奏、play / R=2 / genr=melody:arpeggio,key=D,tuning=1:5-2:4-3:3f-4;1-5:L5,Re~,capo=2,file-piece-id=2022-10-23_00-44-12_000.mp4">
            <text:p>:VIDEO / @自室 / 記録 / guitar / 演奏、play / R=2 / genr=melody:arpeggio,key=D,tuning=1:5-2:4-3:3f-4;1-5:L5,Re~,capo=2,file-piece-id=2022-10-23_00-44-12_000.mp4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0-23_18-14-28_000.mp4</text:p>
          </table:table-cell>
          <table:table-cell table:style-name="ce28" office:value-type="string">
            <text:p>:VIDEO / @自室 / 記録 / inst=recorder,リコーダー / 演奏、play / R=1 / record,for=~,other=~,memo=~,file-id=~,piece-id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inst=recorder,リコーダー / 演奏、play / R=1 / record,for=~,other=~,memo=~,file-id=~,piece-id=~ / follow~">
            <text:p>:VIDEO / @自室 / 記録 / inst=recorder,リコーダー / 演奏、play / R=1 / record,for=~,other=~,memo=~,file-id=~,piece-id=~ / follow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2022/10/24</text:date>, <text:time>10:06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4T10:06:54.49</dc:date>
    <dc:creator>iwabuchi ken</dc:creator>
    <meta:editing-duration>P50DT1H22M44S</meta:editing-duration>
    <meta:editing-cycles>16322</meta:editing-cycles>
    <meta:document-statistic meta:table-count="2" meta:cell-count="915" meta:object-count="0"/>
    <meta:user-defined meta:name="qrichtext">1</meta:user-defined>
  </office:meta>
</office:document-meta>
</file>